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style style:name="P2" style:family="paragraph" style:parent-style-name="Text_20_body">
      <style:paragraph-properties fo:margin-top="0in" fo:margin-bottom="0.1965in"/>
    </style:style>
    <style:style style:name="P3" style:family="paragraph" style:parent-style-name="Preformatted_20_Text">
      <style:paragraph-properties fo:margin-top="0in" fo:margin-bottom="0.1965in"/>
    </style:style>
    <style:style style:name="T1" style:family="text">
      <style:text-properties fo:font-weight="bol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yscheck version </text:h>
      <text:p text:style-name="P2"><text:span text:style-name="T1">Dokumentation generated: </text:span>Sat Mar 28 22:35:24 CET 2009 </text:p>
      <text:h text:style-name="Heading_20_1" text:outline-level="1">scripts-available </text:h>
      <text:h text:style-name="Heading_20_1" text:outline-level="1">sc_01_diskusage.sh </text:h>
      <text:p text:style-name="Preformatted_20_Text">Script that checks for to much hard-disc usage, limit is: 95%)</text:p>
      <text:p text:style-name="Preformatted_20_Text">0101/Diskusage ok (%s is %s percent used: Limit is %s percent)</text:p>
      <text:p text:style-name="Preformatted_20_Text">0102/Diskusage exceeded (%s is %s percent used: Limit is %s percent)</text:p>
      <text:p text:style-name="P3">to run with output directed to screen: add a '-s' or '--screen'</text:p>
      <text:h text:style-name="Heading_20_1" text:outline-level="1">sc_02_ejbca.sh </text:h>
      <text:p text:style-name="Preformatted_20_Text">Script that connects to the ejbca health check servlet to check the status of the ejbca application. The health check servlet checks JVM memory, database connection and HSM connection.</text:p>
      <text:p text:style-name="Preformatted_20_Text">0201/EJBCA : %s - No action is needed</text:p>
      <text:p text:style-name="Preformatted_20_Text">0202/EJBCA : %s - Possible errors: \n"Error Virtual Memory is about to run out, currently free memory : X" - you need to add more virtual memory to application server/java process\n"Error Connecting to EJBCA Database" - The internal check of database failed, try to connect to database directly or restart database server\n"CA Token is disconnected" - activate token or maybe a restart of pcscd can help</text:p>
      <text:p text:style-name="Preformatted_20_Text">0203/EJBCA : Application Server is unavailable - The server is non-responding, restart application-server(jboss) and/or check server log to find the fault</text:p>
      <text:p text:style-name="P3">to run with output directed to screen: add a '-s' or '--screen'</text:p>
      <text:h text:style-name="Heading_20_1" text:outline-level="1">sc_03_memory-usage.sh </text:h>
      <text:p text:style-name="Preformatted_20_Text">Script that checks that there is enough free memory. The limit is configured in the script, limit: <text:s/>mem: 80% / swap 50 %</text:p>
      <text:p text:style-name="Preformatted_20_Text">0301/Memory limit exceded (Memory is %s KB used: Limit is %s KB)</text:p>
      <text:p text:style-name="Preformatted_20_Text">0302/Memory limit ok (Memory is %s KB used: Limit is %s KB)</text:p>
      <text:p text:style-name="Preformatted_20_Text">0303/Swap limit exceded (Swap is %s KB used: Limit is %s KB)</text:p>
      <text:p text:style-name="Preformatted_20_Text">0303/Swap limit ok (Swap is %s KB used: Limit is %s KB)</text:p>
      <text:p text:style-name="P3">to run with output directed to screen: add a '-s' or '--screen'</text:p>
      <text:h text:style-name="Heading_20_1" text:outline-level="1">sc_04_pcsc_readers.sh </text:h>
      <text:p text:style-name="Preformatted_20_Text">./sc_04_pcsc_readers.sh checks for the defined number of PCSC readers is attached to the computer</text:p>
      <text:p text:style-name="Preformatted_20_Text">0401/Right number of attatched pcsc-readers (%s) - No action is needed</text:p>
      <text:p text:style-name="Preformatted_20_Text">0402/Wrong number of attached pcsc-readers (%s) - means that all reader is NOT working correctly as defined by pcscd</text:p>
      <text:p text:style-name="P3">0403/Perl module not installed(%s) - means that you've not installed the module used by this script 'Chipcard::PCSC' To install perl-module: cpan -i Chipcard::PCSC or get from http://search.cpan.org</text:p>
      <text:h text:style-name="Heading_20_1" text:outline-level="1">sc_05_pcscd.sh </text:h>
      <text:p text:style-name="Preformatted_20_Text">./sc_05_pcscd.sh check that pcscd is running</text:p>
      <text:p text:style-name="Preformatted_20_Text">0501/pcscd is running - pcscd needs to be restarted, if it dont start, run it with: /path/to/pcscd --foreground --debug</text:p>
      <text:p text:style-name="Preformatted_20_Text">0502/pcscd is NOT running - </text:p>
      <text:p text:style-name="P3">0503/ - </text:p>
      <text:h text:style-name="Heading_20_1" text:outline-level="1">sc_06_raid_check.sh </text:h>
      <text:p text:style-name="Preformatted_20_Text">./sc_06_raid_check.sh check the raid discs</text:p>
      <text:p text:style-name="Preformatted_20_Text">0601/PhysicalDiscs is OK %s - No action is needed</text:p>
      <text:p text:style-name="Preformatted_20_Text">0602/PhysicalDiscs is not OK %s - Change disc as soon as possible</text:p>
      <text:p text:style-name="Preformatted_20_Text">0603/LogicalDiscs is OK %s - No action is needed</text:p>
      <text:p text:style-name="Preformatted_20_Text">0604/LogicalDiscs is rebuilding %s - check back in a while to see this error goes away, else you need to investigate</text:p>
      <text:p text:style-name="Preformatted_20_Text">0605/LogicalDiscs has some other error %s - you need to investigate this error ASAP</text:p>
      <text:p text:style-name="P3">0606/HPTOOL not installed at: %s - the hptool is not installed, install the tool to get working reports</text:p>
      <text:h text:style-name="Heading_20_1" text:outline-level="1">sc_07_syslog.sh </text:h>
      <text:p text:style-name="Preformatted_20_Text">./sc_07_syslog.sh check to see that syslog is running and delivers messages ok</text:p>
      <text:p text:style-name="Preformatted_20_Text">0701/loggmessage did not come throu SYSLOG - syslog is running but the messages dont comes throu to local file, restart and/or check config file</text:p>
      <text:p text:style-name="Preformatted_20_Text">0702/no pid file found and syslog not found in ps-table - not even the pid-file os syslog was found, try a restart</text:p>
      <text:p text:style-name="P3">0703/syslog is not running - the process was not found amoung running processes</text:p>
      <text:h text:style-name="Heading_20_1" text:outline-level="1">sc_08_crl_from_webserver.sh </text:h>
      <text:p text:style-name="Preformatted_20_Text">./sc_08_crl_from_webserver.sh check the status of CRL, both that you can get it and that its valid</text:p>
      <text:p text:style-name="Preformatted_20_Text">0801/ CRL %s creation have failed - either the server is not up, it dont produce CRL:s, it dont validate or the CRL is old </text:p>
      <text:p text:style-name="Preformatted_20_Text">0802/ CRL %s is updated - No action is needed</text:p>
      <text:p text:style-name="Preformatted_20_Text">0803/Unable to get CRL %s from webserver <text:s/>- Check manually to get CRL from webserver</text:p>
      <text:p text:style-name="P3">0804/When getting CRL %s the size of file is 0 - Check discusage, try manually to get CRL</text:p>
      <text:h text:style-name="Heading_20_1" text:outline-level="1">sc_09_firewall.sh </text:h>
      <text:p text:style-name="Preformatted_20_Text">./sc_09_firewall.sh Check the firewall is configured and running</text:p>
      <text:p text:style-name="Preformatted_20_Text">0901/ Firewall seems to be turned off. - check manually with iptables -L -n (if you're running Linux), restart the firewall with /etc/init.d/firewall start</text:p>
      <text:p text:style-name="Preformatted_20_Text">0902/ Firewall doesn't seem to have the correct ruleset configured. - Maybe something went wrong loading the firewall ruleset, because some very basic rules are'nt present </text:p>
      <text:p text:style-name="P3">0903/Firewall is up and configured properly - No action is needed</text:p>
      <text:h text:style-name="Heading_20_1" text:outline-level="1">sc_10_cluster_master_db.sh </text:h>
      <text:p text:style-name="Preformatted_20_Text">./sc_10_cluster_master_db.sh Cluster checks</text:p>
      <text:p text:style-name="Preformatted_20_Text">1001/Primary Node is Master Database. - No action is needed</text:p>
      <text:p text:style-name="Preformatted_20_Text">1002/Secondary Node is Master Database, schedule a resync! - A failover has been preformed, mening secondary node is master and only DB. Make seperate backups of both modes and make sure node1 is operational. Resync DB and move back to node1. System downtime is needed/and required to preforme the DB-resync.</text:p>
      <text:p text:style-name="P3">1003/JBoss Database settings match between nodes, (as it should). - No action is needed.</text:p>
      <text:h text:style-name="Heading_20_1" text:outline-level="1">sc_11_heartbeat.sh </text:h>
      <text:p text:style-name="Preformatted_20_Text">./sc_11_heartbeat.sh Heartbeat checks</text:p>
      <text:p text:style-name="Preformatted_20_Text">1101/heartbeat is running - No action is needed</text:p>
      <text:p text:style-name="P3">1102/heartbeat is NOT running - heartbeat process needs to be (re)started, try: /etc/init.d/heartbeat restart</text:p>
      <text:h text:style-name="Heading_20_1" text:outline-level="1">sc_12_mysql.sh </text:h>
      <text:p text:style-name="Preformatted_20_Text">./sc_12_mysql.sh Mysql server checks</text:p>
      <text:p text:style-name="Preformatted_20_Text">1201/mysql is running - No action is needed</text:p>
      <text:p text:style-name="P3">1202/mysql is NOT running - mysql is not running, try /etc/init.d/mysql stop, wait, /etc/init.d/mysql start</text:p>
      <text:h text:style-name="Heading_20_1" text:outline-level="1">sc_13_heartbeat-master.sh </text:h>
      <text:p text:style-name="Preformatted_20_Text">./sc_13_heartbeat-master.sh Heartbeat for master node checks</text:p>
      <text:p text:style-name="Preformatted_20_Text">1301/heartbeat is running on the master node. - No action is needed</text:p>
      <text:p text:style-name="P3">1302/heartbeat is seem to have been failed over to slave. - heartbeat TODO</text:p>
      <text:h text:style-name="Heading_20_1" text:outline-level="1">sc_14_sw_raid.sh </text:h>
      <text:p text:style-name="Preformatted_20_Text">./sc_14_sw_raid.sh: Linux software raid checks</text:p>
      <text:p text:style-name="Preformatted_20_Text">1401 - means this script has not detected any errors</text:p>
      <text:p text:style-name="Preformatted_20_Text">1402 - A disk has failed, you need to replace it</text:p>
      <text:p text:style-name="P3">1403 - this script has found a not prediced error</text:p>
      <text:h text:style-name="Heading_20_1" text:outline-level="1">sc_15_apache.sh </text:h>
      <text:p text:style-name="Preformatted_20_Text">./sc_15_apache.sh Check apache process is up and running</text:p>
      <text:p text:style-name="Preformatted_20_Text">1501/Apache webserver is running - server is running and serving web pages</text:p>
      <text:p text:style-name="P3">1502/Apache webserver is not running - check apache error.log, it is not running</text:p>
      <text:h text:style-name="Heading_20_1" text:outline-level="1">sc_16_ldap.sh </text:h>
      <text:p text:style-name="Preformatted_20_Text">./sc_16_ldap.sh Checks the ldap server to make sure it's running</text:p>
      <text:p text:style-name="Preformatted_20_Text">1601/LDAP directory server is running - all ok</text:p>
      <text:p text:style-name="P3">1602/LDAP directory server is not running - check you ldap server logs</text:p>
      <text:h text:style-name="Heading_20_1" text:outline-level="1">sc_17_ntp.sh </text:h>
      <text:p text:style-name="Preformatted_20_Text">./sc_17_ntp.sh Check that ntp i running and is insync</text:p>
      <text:p text:style-name="Preformatted_20_Text">1701/ntpd is up running - all ok</text:p>
      <text:p text:style-name="Preformatted_20_Text">1702/ntpd is NOT running. - Start it with /etc/init.d/xntpd start</text:p>
      <text:p text:style-name="Preformatted_20_Text">1703/ntpd can't synchronize a server - check the configuration or restart ntpd</text:p>
      <text:p text:style-name="Preformatted_20_Text">1704/ntpd can NOT synchronize to servers. - Check network connectivity and configuration of ntp</text:p>
      <text:p text:style-name="P3">1705/ntp.conf not found - Check your ntp installation</text:p>
      <text:h text:style-name="Heading_20_1" text:outline-level="1">sc_18_sqlselect.sh </text:h>
      <text:p text:style-name="Preformatted_20_Text">./sc_18_sqlselect.sh Mysql select keepalive</text:p>
      <text:p text:style-name="Preformatted_20_Text">1801/mysql is running and answering - No action is needed</text:p>
      <text:p text:style-name="P3">1802/mysql is NOT answering to select statement check - mysql is not running, try /etc/init.d/mysql stop, wait, /etc/init.d/mysql start</text:p>
      <text:h text:style-name="Heading_20_1" text:outline-level="1">sc_19_alive.sh </text:h>
      <text:p text:style-name="Preformatted_20_Text">Sends alive messages to a central syscheck server run this script either along with the rest of the syscheck scripts or in a crontab (then you can run me more often...)</text:p>
      <text:p text:style-name="Preformatted_20_Text">1901/Operating system just started - Message is sent when the server's operating system is started</text:p>
      <text:p text:style-name="Preformatted_20_Text">1902/Operating system is shutting down - Message is sent when the server's operating system is shutdown</text:p>
      <text:p text:style-name="Preformatted_20_Text">1903/I'm alive - Message is sent to make sure central server know's this server is alive</text:p>
      <text:p text:style-name="P3">to run with output directed to screen: add a '-s' or '--screen'</text:p>
      <text:h text:style-name="Heading_20_1" text:outline-level="1">sc_20_errors_ejbcalog.sh </text:h>
      <text:p text:style-name="Preformatted_20_Text">./sc_20_errors_ejbcalog.sh checks fo new errors in the server log for ejbca</text:p>
      <text:p text:style-name="Preformatted_20_Text">2001/No new errors in ejbca server log - No action is needed</text:p>
      <text:p text:style-name="Preformatted_20_Text">2002/New error in log: %s - There was new ERRORS in the LOG file, please attend to them</text:p>
      <text:p text:style-name="P3">2003/Cant find the specified ejbca log %s - maybe you havn't configured the script yet?</text:p>
      <text:h text:style-name="Heading_20_1" text:outline-level="1">sc_22_boks_replica.sh </text:h>
      <text:p text:style-name="Preformatted_20_Text">./sc_22_boks_replica.sh BoKS Replica checks</text:p>
      <text:p text:style-name="Preformatted_20_Text">2201/No action is needed - all boks processes are running</text:p>
      <text:p text:style-name="P3">2202/This BoKS replikca processes IS NOT running %s - Not all boks processes are running</text:p>
      <text:h text:style-name="Heading_20_1" text:outline-level="1">sc_23_rsa_axm.sh </text:h>
      <text:p text:style-name="Preformatted_20_Text">./sc_23_rsa_axm.sh Checks the RSA Access Manager server to make sure it's running</text:p>
      <text:p text:style-name="Preformatted_20_Text">2301/RSA Access Manager is running - all ok</text:p>
      <text:p text:style-name="P3">2302/At least one service is not running (%s) <text:s/>- check the rsa access manager server logs</text:p>
      <text:h text:style-name="Heading_20_1" text:outline-level="1">sc_24_weblogic.sh </text:h>
      <text:p text:style-name="Preformatted_20_Text">./sc_24_weblogic.sh Checks the weblogic server to make sure it's running</text:p>
      <text:p text:style-name="Preformatted_20_Text">2401/WebLogic server is running - all ok</text:p>
      <text:p text:style-name="P3">2402/WebLogic server is not running (%s) - Start the WebLogic server</text:p>
      <text:h text:style-name="Heading_20_1" text:outline-level="1">sc_27_dss.sh </text:h>
      <text:p text:style-name="Preformatted_20_Text">./sc_27_dss.sh </text:p>
      <text:p text:style-name="Preformatted_20_Text">2701/Document SignServer is active - No action needed</text:p>
      <text:p text:style-name="Preformatted_20_Text">2702/Document SignServer is running at ONLY ONE NODE - Check the failing node asap</text:p>
      <text:p text:style-name="Preformatted_20_Text">2703/Document SignServer is NOT active - resolve this issue asap</text:p>
      <text:p text:style-name="P3">2704/Document SignServer is not installed at this host - maybe you've configured wrong scripts or not yet installed signserver</text:p>
      <text:h text:style-name="Heading_20_1" text:outline-level="1">sc_28_check_vip.sh </text:h>
      <text:p text:style-name="Preformatted_20_Text">./sc_28_check_vip.sh </text:p>
      <text:p text:style-name="Preformatted_20_Text">2801/Node 1 has the VIP - No action needed</text:p>
      <text:p text:style-name="Preformatted_20_Text">2802/Node 2 has the VIP - No action needed</text:p>
      <text:p text:style-name="Preformatted_20_Text">2803/Both nodes has the VIP - Resolve this issue asap</text:p>
      <text:p text:style-name="P3">2804/None of the nodes has the VIP - Resolve this issue asap</text:p>
      <text:h text:style-name="Heading_20_1" text:outline-level="1">related-available </text:h>
      <text:h text:style-name="Heading_20_1" text:outline-level="1">900_export_cert.sh </text:h>
      <text:p text:style-name="Preformatted_20_Text">Export certificate and archive them</text:p>
      <text:p text:style-name="Preformatted_20_Text">9001/Export certificate run successfully - </text:p>
      <text:p text:style-name="Preformatted_20_Text">9002/Export certificate failed (%s) <text:s/>- </text:p>
      <text:p text:style-name="Preformatted_20_Text">9003/Export certificate failed, script called without file - </text:p>
      <text:p text:style-name="P3">to run with output directed to screen: add a '-s' or '--screen'</text:p>
      <text:h text:style-name="Heading_20_1" text:outline-level="1">901_export_revocation.sh </text:h>
      <text:p text:style-name="Preformatted_20_Text"/>
      <text:p text:style-name="Preformatted_20_Text">9011/Export revocation run successfully - </text:p>
      <text:p text:style-name="Preformatted_20_Text">9012/Export revocation failed (%s) <text:s/>- </text:p>
      <text:p text:style-name="Preformatted_20_Text">9013/Export revocation failed, script called without file - </text:p>
      <text:p text:style-name="P3">to run with output directed to screen: add a '-s' or '--screen'</text:p>
      <text:h text:style-name="Heading_20_1" text:outline-level="1">902_export_crl.sh </text:h>
      <text:p text:style-name="Preformatted_20_Text"/>
      <text:p text:style-name="Preformatted_20_Text">9021/Export CRL run successfully - </text:p>
      <text:p text:style-name="Preformatted_20_Text">9022/Export CRL failed (%s) <text:s/>- </text:p>
      <text:p text:style-name="Preformatted_20_Text">9023/Export CRL failed, script called without file - </text:p>
      <text:p text:style-name="P3">to run with output directed to screen: add a '-s' or '--screen'</text:p>
      <text:h text:style-name="Heading_20_1" text:outline-level="1">903_make_hsm_backup.sh </text:h>
      <text:p text:style-name="Preformatted_20_Text"/>
      <text:p text:style-name="Preformatted_20_Text">/Backup of Nfast HSM run successfully </text:p>
      <text:p text:style-name="Preformatted_20_Text">/Backup of Nfast HSM failed (%s) <text:s/></text:p>
      <text:p text:style-name="P3">to run with output directed to screen: add a '-s' or '--screen'</text:p>
      <text:h text:style-name="Heading_20_1" text:outline-level="1">904_make_mysql_db_backup.sh </text:h>
      <text:p text:style-name="Preformatted_20_Text"/>
      <text:p text:style-name="Preformatted_20_Text">9041/Backed up db ok (file:%s) - no action needed</text:p>
      <text:p text:style-name="Preformatted_20_Text">9042/Could not compress the backup (%s) - Check disk space and owner of directory to write backup to</text:p>
      <text:p text:style-name="Preformatted_20_Text">9043/Backup failed (%s) - Check username and password and access to database</text:p>
      <text:p text:style-name="P3">to run with output directed to screen: add a '-s' or '--screen'</text:p>
      <text:h text:style-name="Heading_20_1" text:outline-level="1">905_publish_crl.sh </text:h>
      <text:p text:style-name="P3">./905_publish_crl.sh &lt;-s|--screen&gt;</text:p>
      <text:h text:style-name="Heading_20_1" text:outline-level="1">906_ssh-copy-to-remote-machine.sh </text:h>
      <text:p text:style-name="Preformatted_20_Text">Script used to copy files to other hosts/directorys usage: ./906_ssh-copy-to-remote-machine.sh: file host <text:s text:c="3"/>\n(if you dont specify directory the file will end up in the user's homedirectory, \nif you dont specify to-username the same user as the one executing this script will be used, \nif from-ssh-key is not specified default key will be used)</text:p>
      <text:p text:style-name="Preformatted_20_Text">9061/file transfered ok - ok</text:p>
      <text:p text:style-name="Preformatted_20_Text">9062/specify a filename as first argument to this script - filename not specified as argument</text:p>
      <text:p text:style-name="Preformatted_20_Text">9063/specify a hostname as second argument to this script - Hostname not specified as argument</text:p>
      <text:p text:style-name="Preformatted_20_Text">9064/scp file transfer failed (%s) - check the error message and try to fix it</text:p>
      <text:p text:style-name="P3">to run with output directed to screen: add a '-s' or '--screen'</text:p>
      <text:h text:style-name="Heading_20_1" text:outline-level="1">907_make_mysql_db_backup_and_transfer_to_remote_mashine.sh </text:h>
      <text:p text:style-name="Preformatted_20_Text">Script used to take backup of the sql database, compress and send to a separate server.</text:p>
      <text:p text:style-name="Preformatted_20_Text">/Backup and transfer was ok. - Ok</text:p>
      <text:p text:style-name="Preformatted_20_Text">/Could not get the backup from MySQL (%s) <text:s/>- Could not make a backup.</text:p>
      <text:p text:style-name="Preformatted_20_Text">/Compression of the backup failed (%s) <text:s/>- Could not compress the backup.</text:p>
      <text:p text:style-name="Preformatted_20_Text">/Could not send the backup, maybe connection problem or problem logging in (%s) <text:s/>- Could not send the backup.</text:p>
      <text:p text:style-name="P3">to run with output directed to screen: add a '-s' or '--screen'</text:p>
      <text:h text:style-name="Heading_20_1" text:outline-level="1">908_clean_old_backups.sh </text:h>
      <text:p text:style-name="Preformatted_20_Text"/>
      <text:p text:style-name="Preformatted_20_Text">9081/Clean backupfiles run successfully - All is ok</text:p>
      <text:p text:style-name="Preformatted_20_Text">9082/Clean backupfiles failed (%s) <text:s/>- Unpredicted error while deleting file %s</text:p>
      <text:p text:style-name="Preformatted_20_Text">9083/Clean backupfile file did not exist (%s) <text:s/>- Maybe the files has been already removed or there was no files from start</text:p>
      <text:p text:style-name="P3">to run with output directed to screen: add a '-s' or '--screen'</text:p>
      <text:h text:style-name="Heading_20_1" text:outline-level="1">909_activate_CAs.sh </text:h>
      <text:p text:style-name="Preformatted_20_Text">Activate the CA:s (automaticlly enter PIN codes)</text:p>
      <text:p text:style-name="Preformatted_20_Text">9091/Activate CA:s run successfully - All is ok</text:p>
      <text:p text:style-name="Preformatted_20_Text">9092/Activate CA failed (%s) <text:s/>- Could be problems accessing the application server, or token is not available <text:s/>%s</text:p>
      <text:p text:style-name="Preformatted_20_Text">9093/ - </text:p>
      <text:p text:style-name="P3">to run with output directed to screen: add a '-s' or '--screen'</text:p>
      <text:h text:style-name="Heading_20_1" text:outline-level="1">910_deactivate_CAs.sh </text:h>
      <text:p text:style-name="Preformatted_20_Text">Deactivate the CA:s</text:p>
      <text:p text:style-name="Preformatted_20_Text">9101/Deactivate CA:s run successfully - All is ok</text:p>
      <text:p text:style-name="Preformatted_20_Text">9102/Deactivate CA failed (%s) <text:s/>- Could be problems accessing the application server, or token is not available <text:s/>%s</text:p>
      <text:p text:style-name="Preformatted_20_Text">9103/ - </text:p>
      <text:p text:style-name="P3">to run with output directed to screen: add a '-s' or '--screen'</text:p>
      <text:h text:style-name="Heading_20_1" text:outline-level="1">911_activate_VIP.sh </text:h>
      <text:p text:style-name="Preformatted_20_Text">Activate the VIP</text:p>
      <text:p text:style-name="Preformatted_20_Text">9111/Activate VIP run successfully - All is ok</text:p>
      <text:p text:style-name="Preformatted_20_Text">9112/Activate VIP failed (%s) <text:s/>- Could be problems accessing the application server, or token is not available <text:s/>%s</text:p>
      <text:p text:style-name="Preformatted_20_Text">9113/Activate VIP failed since the VIP was already active - All is ok, if the VIP was supposed to be on this host already</text:p>
      <text:p text:style-name="P3">to run with output directed to screen: add a '-s' or '--screen'</text:p>
      <text:h text:style-name="Heading_20_1" text:outline-level="1">912_deactivate_VIP.sh </text:h>
      <text:p text:style-name="Preformatted_20_Text">Deactivate the VIP</text:p>
      <text:p text:style-name="Preformatted_20_Text">9121/Deactivate VIP run successfully - All is ok</text:p>
      <text:p text:style-name="Preformatted_20_Text">9122/Deactivate VIP failed (%s) <text:s/>- Check manually with ifconfig -a and run ifconfig <text:s/>down</text:p>
      <text:p text:style-name="Preformatted_20_Text">9123/While deactivating, the VIP was already NOT active on this host - If the VIP was supposed to be at this host this event needs investigation </text:p>
      <text:p text:style-name="P3">to run with output directed to screen: add a '-s' or '--screen'</text:p>
      <text:h text:style-name="Heading_20_1" text:outline-level="1">913_copy_ejbca_conf.sh </text:h>
      <text:p text:style-name="Preformatted_20_Text"/>
      <text:p text:style-name="Preformatted_20_Text">9131/Copy run successfully - All is ok</text:p>
      <text:p text:style-name="Preformatted_20_Text">9132/Copy failed (%s) <text:s/>- </text:p>
      <text:p text:style-name="P3">to run with output directed to screen: add a '-s' or '--screen'</text:p>
      <text:h text:style-name="Heading_20_1" text:outline-level="1">914_compare_master_slave_db.sh </text:h>
      <text:p text:style-name="Preformatted_20_Text"/>
      <text:p text:style-name="Preformatted_20_Text">9141/Data read successfully - All is ok</text:p>
      <text:p text:style-name="Preformatted_20_Text">9142/Could not get table data - Check connection, username and password</text:p>
      <text:p text:style-name="P3">to run with output directed to screen: add a '-s' or '--screen'</text:p>
      <text:h text:style-name="Heading_20_1" text:outline-level="1">915_remote_command_via_ssh.sh </text:h>
      <text:p text:style-name="Preformatted_20_Text">Run command on another host with ssh ./915_remote_command_via_ssh.sh <text:s text:c="2"/>[sshtouser] [sshfromkey]</text:p>
      <text:p text:style-name="Preformatted_20_Text">9151/Command executed successfully (%s) - All is ok</text:p>
      <text:p text:style-name="Preformatted_20_Text">9152/Host not found (%s) - You have to specify a hostname to connect to</text:p>
      <text:p text:style-name="Preformatted_20_Text">9153/Command not found (%s) - Specify a command to run</text:p>
      <text:p text:style-name="Preformatted_20_Text">9154/Command not executed (%s) - Check connection, username and password</text:p>
      <text:p text:style-name="P3">to run with output directed to screen: add a '-s' or '--screen'</text:p>
      <text:h text:style-name="Heading_20_1" text:outline-level="1">916_archive_access_manager_logs.sh </text:h>
      <text:p text:style-name="Preformatted_20_Text">./916_archive_access_manager_logs.sh &lt;-s|--screen&gt;</text:p>
      <text:p text:style-name="Preformatted_20_Text">Script used to move/archive Access Manager logfiles</text:p>
      <text:p text:style-name="Preformatted_20_Text">9161/Files archived succefully (%s -&gt; %s) - ok</text:p>
      <text:p text:style-name="P3">9162/Failed to artchive files (%s -&gt; %s) - test the underlying archive script manually</text:p>
      <text:h text:style-name="Heading_20_1" text:outline-level="1">917_archive_file.sh </text:h>
      <text:p text:style-name="Preformatted_20_Text">Script used to copy files to other hosts/directorys usage: ./917_archive_file.sh: file host <text:s text:c="3"/>\n(if you dont specify directory the file will end up in the user's homedirectory, \nif you dont specify to-username the same user as the one executing this script will be used, \nif from-ssh-key is not specified default key will be used)</text:p>
      <text:p text:style-name="Preformatted_20_Text">9171/File archived succefully Locally (%s -&gt; %s) - ok</text:p>
      <text:p text:style-name="Preformatted_20_Text">9172/Failed to move file to Local archive (%s -&gt; %s) - Check write premisions in archive dir</text:p>
      <text:p text:style-name="Preformatted_20_Text">9173/Errornous input arguments - specify the right arguments (run ./917_archive_file.sh -h for help)</text:p>
      <text:p text:style-name="Preformatted_20_Text">9174/Failed to get a filename from remote server - Check ssh connection setup to remote server</text:p>
      <text:p text:style-name="Preformatted_20_Text">9175/File Failed to be Archived on Remote Server (%s) - Check ssh connection setup to remote server and write permissions in remote archive dir</text:p>
      <text:p text:style-name="Preformatted_20_Text">9176/File Archived successfully to Remote Server (%s) - ok</text:p>
      <text:p text:style-name="Preformatted_20_Text">9177/File moved successfully to intransit folder (%s -&gt; %s) - ok</text:p>
      <text:p text:style-name="Preformatted_20_Text">9178/Failed to create file in the intransit folder (%s) - Check permissions to write in the intransit folder</text:p>
      <text:p text:style-name="Preformatted_20_Text">9179/Intransit dir not found - Create the dir with mkdir</text:p>
      <text:p text:style-name="P3">to run with output directed to screen: add a '-s' or '--screen'</text:p>
      <text:h text:style-name="Heading_20_1" text:outline-level="1">918_server_alive.sh </text:h>
      <text:p text:style-name="Preformatted_20_Text"/>
      <text:p text:style-name="Preformatted_20_Text">9181/machine(%s) has called in as it's supposed to (lastcall: %s). - no action is needed</text:p>
      <text:p text:style-name="Preformatted_20_Text">9182/machine(%s) has not called in within error limit (lastcall: %s) - two missed log messages, this needs attention</text:p>
      <text:p text:style-name="Preformatted_20_Text">9183/machine(%s) has not called in within warn limit (lastcall: %s) - one missed log message, may be a glitch but should be checked</text:p>
      <text:p text:style-name="P3">to run with output directed to screen: add a '-s' or '--screen'</text:p>
      <text:h text:style-name="Heading_20_1" text:outline-level="1">919_certpublisher_remotecommand.sh </text:h>
      <text:p text:style-name="Preformatted_20_Text">Takes a certificate and runs a configurable command at a remote host</text:p>
      <text:p text:style-name="Preformatted_20_Text">./919_certpublisher_remotecommand.sh -c|--cert <text:s/>[-s|--screen] [-h|--help]</text:p>
      <text:p text:style-name="Preformatted_20_Text">9191/Remote command ran successfully (%s) - </text:p>
      <text:p text:style-name="Preformatted_20_Text">9192/Remote command failed (%s) - </text:p>
      <text:p text:style-name="Preformatted_20_Text">9193/File input error, failed (%s) - </text:p>
      <text:p text:style-name="P3">to run with output directed to screen: add a '-s' or '--screen'</text:p>
      <text:h text:style-name="Heading_20_1" text:outline-level="1">920_restore_mysql_db_from_backup.sh </text:h>
      <text:p text:style-name="Preformatted_20_Text">Restore db, syntax: ./920_restore_mysql_db_from_backup.sh </text:p>
      <text:p text:style-name="Preformatted_20_Text">9201/Failed to make backup of the pre-existing db prior to restore - run a manual backup with /misc/src/syscheck/syscheck-1.5.0/related-available/904_make_mysql_db_backup.sh -s to check if it works</text:p>
      <text:p text:style-name="Preformatted_20_Text">9202/Restored the db from file (%s) - no action needed</text:p>
      <text:p text:style-name="Preformatted_20_Text">9203/Failed to restore the db from the file (%s) consider to restore to previously db (%s) - </text:p>
      <text:p text:style-name="P3">to run with output directed to screen: add a '-s' or '--screen'</text:p>
      <text:h text:style-name="Heading_20_1" text:outline-level="1">921_copy_htmf_conf.sh </text:h>
      <text:p text:style-name="Preformatted_20_Text"/>
      <text:p text:style-name="Preformatted_20_Text">9211/ - </text:p>
      <text:p text:style-name="Preformatted_20_Text">9212/ - </text:p>
      <text:p text:style-name="P3">to run with output directed to screen: add a '-s' or '--screen'</text:p>
      <text:h text:style-name="Heading_20_1" text:outline-level="1">922-simple-database-replication-check.sh </text:h>
      <text:p text:style-name="Preformatted_20_Text">Simple replication test</text:p>
      <text:p text:style-name="Preformatted_20_Text">9221/Value replicated ok - ok, no action needed</text:p>
      <text:p text:style-name="Preformatted_20_Text">9222/Value differs - databse not replicating (%s != %s), manually check the database with check master and check slave script</text:p>
      <text:p text:style-name="Preformatted_20_Text">9223/No value from node2 (%s) - check connection manually, ping, telnet, mysql -h node2 -u dbadmin -p ... </text:p>
      <text:p text:style-name="Preformatted_20_Text">9224/No value from node1 (%s) - check connection manually, ping, telnet, mysql -h node1 -u dbadmin -p ... </text:p>
      <text:p text:style-name="P3">to run with output directed to screen: add a '-s' or '--screen'</text:p>
      <text:h text:style-name="Heading_20_1" text:outline-level="1">database-replication </text:h>
      <text:h text:style-name="Heading_20_1" text:outline-level="1">800-create-mysql-ejbca-db.sh </text:h>
      <text:p text:style-name="Preformatted_20_Text">Creates an empty ejbca db</text:p>
      <text:p text:style-name="Preformatted_20_Text">8001/Created the db ok - no action is needed</text:p>
      <text:p text:style-name="Preformatted_20_Text">8002/the db was already created <text:s/>- if you really want to create a new db the run: 801-drop-existing-and-create-empty-ejbca-db.sh</text:p>
      <text:p text:style-name="Preformatted_20_Text">8003/The db couldn't be created (%s) - Run the script with sh -x ./800-create-mysql-ejbca-db.sh -s to get max verbose output</text:p>
      <text:p text:style-name="P3">to run with output directed to screen: add a '-s' or '--screen'</text:p>
      <text:h text:style-name="Heading_20_1" text:outline-level="1">801-drop-existing-ejbca-db.sh </text:h>
      <text:p text:style-name="Preformatted_20_Text">Drop old and creates an empty ejbca db</text:p>
      <text:p text:style-name="Preformatted_20_Text">8011/Dropped the db ok - no action is needed</text:p>
      <text:p text:style-name="Preformatted_20_Text">8012/Dropped the db failed - run the script with sh -x ./801-drop-existing-ejbca-db.sh -s to find out more info</text:p>
      <text:p text:style-name="Preformatted_20_Text">8013/Failed to backup the database before drop - Enable 904_make_mysql_db_backup.sh in related-enabled</text:p>
      <text:p text:style-name="Preformatted_20_Text">8014/ - </text:p>
      <text:p text:style-name="P3">to run with output directed to screen: add a '-s' or '--screen'</text:p>
      <text:h text:style-name="Heading_20_1" text:outline-level="1">802-create-mysql-ejbca-user-db-user.sh </text:h>
      <text:p text:style-name="Preformatted_20_Text">grants access to the ejbca user</text:p>
      <text:p text:style-name="Preformatted_20_Text">8021/access rules inserted into mysql db ok - no action is needed</text:p>
      <text:p text:style-name="Preformatted_20_Text">8022/failed to insert access rules into mysql db - run the script with sh -x ./802-create-mysql-ejbca-user-db-user.sh -s to find out more info</text:p>
      <text:p text:style-name="P3">to run with output directed to screen: add a '-s' or '--screen'</text:p>
      <text:h text:style-name="Heading_20_1" text:outline-level="1">803-create-mysql-replication-user.sh </text:h>
      <text:p text:style-name="Preformatted_20_Text">grants access to the ejbca user</text:p>
      <text:p text:style-name="Preformatted_20_Text">8031/Replication access rules inserted into mysql db ok - no action is needed</text:p>
      <text:p text:style-name="Preformatted_20_Text">8032/failed to insert replication access rules into mysql db - run the script with sh -x ./803-create-mysql-replication-user.sh -s to find out more info</text:p>
      <text:p text:style-name="P3">to run with output directed to screen: add a '-s' or '--screen'</text:p>
      <text:h text:style-name="Heading_20_1" text:outline-level="1">804-make-mysql-server-act-as-master.sh </text:h>
      <text:p text:style-name="Preformatted_20_Text">grants access to the ejbca user</text:p>
      <text:p text:style-name="Preformatted_20_Text">8041/Mysql server made to act as a master - no action is needed</text:p>
      <text:p text:style-name="Preformatted_20_Text">8042/Failed to make mysql server act as a master - check that /etc/my.cnf has log-bin=mysql-bin and a unique server-id</text:p>
      <text:p text:style-name="P3">to run with output directed to screen: add a '-s' or '--screen'</text:p>
      <text:h text:style-name="Heading_20_1" text:outline-level="1">805-make-mysql-server-act-as-slave.sh </text:h>
      <text:p text:style-name="Preformatted_20_Text">Makes this mysql server acts as a slave</text:p>
      <text:p text:style-name="Preformatted_20_Text">8051/Mysql server made to act as a slave - no action is needed</text:p>
      <text:p text:style-name="Preformatted_20_Text">8052/Failed to make mysql server act as a slave - check that /etc/my.cnf has log-bin=mysql-bin and a unique server-id</text:p>
      <text:p text:style-name="P3">to run with output directed to screen: add a '-s' or '--screen'</text:p>
      <text:h text:style-name="Heading_20_1" text:outline-level="1">806-change-active-mysql-server-in-jboss-datasource.sh </text:h>
      <text:p text:style-name="P3">arg1 must be the node to enter in the ds conf (node1 or node2)</text:p>
      <text:h text:style-name="Heading_20_1" text:outline-level="1">807-test-table-create-table.sh </text:h>
      <text:p text:style-name="Preformatted_20_Text"/>
      <text:p text:style-name="Preformatted_20_Text">/ - </text:p>
      <text:p text:style-name="Preformatted_20_Text">/ - </text:p>
      <text:p text:style-name="Preformatted_20_Text">/ - </text:p>
      <text:p text:style-name="Preformatted_20_Text">/ - </text:p>
      <text:p text:style-name="P3"/>
      <text:h text:style-name="Heading_20_1" text:outline-level="1">808-test-table-update-and-check-master-and-slave.sh </text:h>
      <text:p text:style-name="Preformatted_20_Text"/>
      <text:p text:style-name="Preformatted_20_Text">/ - </text:p>
      <text:p text:style-name="Preformatted_20_Text">/ - </text:p>
      <text:p text:style-name="Preformatted_20_Text">/ - </text:p>
      <text:p text:style-name="Preformatted_20_Text">/ - </text:p>
      <text:p text:style-name="P3"/>
      <text:h text:style-name="Heading_20_1" text:outline-level="1">809-show-mysql-slave-status.sh </text:h>
      <text:p text:style-name="Preformatted_20_Text">Show the mysql server slave status</text:p>
      <text:p text:style-name="Preformatted_20_Text">8091/Slave status shown - no action is needed</text:p>
      <text:p text:style-name="Preformatted_20_Text">8092/Failed to make mysql server show slave status - check that /etc/my.cnf has log-bin=mysql-bin and a unique server-id</text:p>
      <text:p text:style-name="P3">to run with output directed to screen: add a '-s' or '--screen'</text:p>
      <text:h text:style-name="Heading_20_1" text:outline-level="1">810-show-mysql-master-status.sh </text:h>
      <text:p text:style-name="Preformatted_20_Text">Show the mysql server master status</text:p>
      <text:p text:style-name="Preformatted_20_Text">8101/Master status shown - no action is needed</text:p>
      <text:p text:style-name="Preformatted_20_Text">8102/Failed to make mysql server show master status - check that /etc/my.cnf has log-bin=mysql-bin and a unique server-id</text:p>
      <text:p text:style-name="P3">to run with output directed to screen: add a '-s' or '--screen'</text:p>
      <text:h text:style-name="Heading_20_1" text:outline-level="1">811-master-node-flush-tables-with-read-lock.sh </text:h>
      <text:p text:style-name="Preformatted_20_Text">Set mysql server FLUSH TABLES WITH READ LOCK;</text:p>
      <text:p text:style-name="Preformatted_20_Text">8111/Set mysql FLUSH TABLES WITH READ LOCK ok - no action is needed</text:p>
      <text:p text:style-name="Preformatted_20_Text">8112/Failed to set mysql server FLUSH TABLES WITH READ LOCK; - try manually with mysql mysql -u root -p then &gt; FLUSH TABLES WITH READ LOCK;</text:p>
      <text:p text:style-name="P3">to run with output directed to screen: add a '-s' or '--screen'</text:p>
      <text:h text:style-name="Heading_20_1" text:outline-level="1">812-master-node-unlock-tables.sh </text:h>
      <text:p text:style-name="P3">cant open configfile (/misc/src/syscheck/syscheck-1.5.0/config/812.conf)</text:p>
      <text:h text:style-name="Heading_20_1" text:outline-level="1">813-mysql-console-as-root.sh </text:h>
      <text:p text:style-name="Preformatted_20_Text"/>
      <text:p text:style-name="Preformatted_20_Text">/ - </text:p>
      <text:p text:style-name="Preformatted_20_Text">/ - </text:p>
      <text:p text:style-name="Preformatted_20_Text">/ - </text:p>
      <text:p text:style-name="Preformatted_20_Text">/ - </text:p>
      <text:p text:style-name="P3"/>
      <text:h text:style-name="Heading_20_1" text:outline-level="1">814-mysql-console-as-db-user.sh </text:h>
      <text:p text:style-name="Preformatted_20_Text"/>
      <text:p text:style-name="Preformatted_20_Text">/ - </text:p>
      <text:p text:style-name="Preformatted_20_Text">/ - </text:p>
      <text:p text:style-name="Preformatted_20_Text">/ - </text:p>
      <text:p text:style-name="Preformatted_20_Text">/ - </text:p>
      <text:p text:style-name="P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Verdana" svg:font-family="Verdana"/>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fo:font-style="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syscheckdoc 1.5.0</dc:title>
    <meta:creation-date>2009-03-28T14:48:13</meta:creation-date>
    <dc:language>en-US</dc:language>
    <meta:editing-cycles>1</meta:editing-cycles>
    <meta:editing-duration>PT0S</meta:editing-duration>
    <meta:hyperlink-behaviour office:target-frame-name="_top" xlink:show="replace"/>
    <meta:user-defined meta:name="Info 1"/>
    <meta:user-defined meta:name="Info 2"/>
    <meta:user-defined meta:name="Info 3"/>
    <meta:user-defined meta:name="Info 4"/>
    <meta:document-statistic meta:table-count="0" meta:image-count="0" meta:object-count="0" meta:page-count="3" meta:paragraph-count="336" meta:word-count="3591" meta:character-count="20624"/>
  </office:meta>
</office:document-meta>
</file>